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in Modern Math" svg:font-family="'Latin Modern Math'" style:font-pitch="variable"/>
    <style:font-face style:name="Latin Modern Roman" svg:font-family="'Latin Modern Roman'" style:font-pitch="variable"/>
    <style:font-face style:name="Latin Modern Roman Unslanted" svg:font-family="'Latin Modern Roman Unslant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paragraph-properties fo:text-align="center" style:justify-single-word="false"/>
      <style:text-properties style:font-name="Latin Modern Roman" officeooo:rsid="00064045" officeooo:paragraph-rsid="001328c7"/>
    </style:style>
    <style:style style:name="P2" style:family="paragraph" style:parent-style-name="Title">
      <style:text-properties style:font-name="Latin Modern Math" fo:font-size="30pt" officeooo:rsid="001328c7" officeooo:paragraph-rsid="001328c7" style:font-size-asian="30pt" style:font-size-complex="30pt"/>
    </style:style>
    <style:style style:name="P3" style:family="paragraph" style:parent-style-name="Heading_20_1">
      <style:paragraph-properties fo:text-align="justify" style:justify-single-word="false"/>
      <style:text-properties fo:color="#00ccff" style:font-name="Latin Modern Roman" fo:font-size="22pt" officeooo:paragraph-rsid="001328c7" style:font-size-asian="22pt" style:font-size-complex="22pt"/>
    </style:style>
    <style:style style:name="P4" style:family="paragraph" style:parent-style-name="Standard">
      <style:paragraph-properties fo:text-align="justify" style:justify-single-word="false"/>
      <style:text-properties style:font-name="Latin Modern Roman" officeooo:rsid="00036e3a" officeooo:paragraph-rsid="001328c7"/>
    </style:style>
    <style:style style:name="P5" style:family="paragraph" style:parent-style-name="Standard">
      <style:paragraph-properties fo:text-align="center" style:justify-single-word="false"/>
      <style:text-properties style:font-name="Latin Modern Roman" fo:font-size="18pt" officeooo:rsid="00065da0" officeooo:paragraph-rsid="001328c7" style:font-size-asian="18pt" style:font-size-complex="18pt"/>
    </style:style>
    <style:style style:name="P6" style:family="paragraph" style:parent-style-name="Standard">
      <style:paragraph-properties fo:text-align="center" style:justify-single-word="false"/>
      <style:text-properties style:font-name="Latin Modern Roman" fo:font-size="18pt" officeooo:rsid="00064045" officeooo:paragraph-rsid="001328c7" style:font-size-asian="18pt" style:font-size-complex="18pt"/>
    </style:style>
    <style:style style:name="P7" style:family="paragraph" style:parent-style-name="Standard">
      <style:paragraph-properties fo:text-align="center" style:justify-single-word="false"/>
      <style:text-properties style:font-name="Latin Modern Roman" officeooo:rsid="00064045" officeooo:paragraph-rsid="001328c7"/>
    </style:style>
    <style:style style:name="P8" style:family="paragraph" style:parent-style-name="Standard">
      <style:paragraph-properties fo:text-align="justify" style:justify-single-word="false"/>
      <style:text-properties style:font-name="Latin Modern Roman" fo:font-size="22pt" fo:font-weight="bold" officeooo:rsid="00065da0" officeooo:paragraph-rsid="001328c7" style:font-size-asian="22pt" style:font-weight-asian="bold" style:font-size-complex="22pt" style:font-weight-complex="bold"/>
    </style:style>
    <style:style style:name="P9" style:family="paragraph" style:parent-style-name="Standard">
      <style:paragraph-properties fo:text-align="start" style:justify-single-word="false"/>
      <style:text-properties style:font-name="Latin Modern Roman" fo:font-size="22pt" fo:font-weight="bold" officeooo:rsid="00065da0" officeooo:paragraph-rsid="001328c7" style:font-size-asian="22pt" style:font-weight-asian="bold" style:font-size-complex="22pt" style:font-weight-complex="bold"/>
    </style:style>
    <style:style style:name="P10" style:family="paragraph" style:parent-style-name="Standard">
      <style:paragraph-properties fo:text-align="end" style:justify-single-word="false"/>
      <style:text-properties style:font-name="Latin Modern Roman" fo:font-size="22pt" fo:font-weight="bold" officeooo:rsid="00065da0" officeooo:paragraph-rsid="001328c7" style:font-size-asian="22pt" style:font-weight-asian="bold" style:font-size-complex="22pt" style:font-weight-complex="bold"/>
    </style:style>
    <style:style style:name="P11" style:family="paragraph" style:parent-style-name="Standard">
      <style:paragraph-properties fo:text-align="end" style:justify-single-word="false"/>
      <style:text-properties style:font-name="Latin Modern Roman" fo:font-size="22pt" fo:font-weight="normal" officeooo:rsid="00065da0" officeooo:paragraph-rsid="001328c7" style:font-size-asian="22pt" style:font-weight-asian="normal" style:font-size-complex="22pt" style:font-weight-complex="normal"/>
    </style:style>
    <style:style style:name="P12" style:family="paragraph" style:parent-style-name="Standard">
      <style:paragraph-properties fo:text-align="justify" style:justify-single-word="false"/>
      <style:text-properties style:font-name="Latin Modern Roman" officeooo:paragraph-rsid="001328c7"/>
    </style:style>
    <style:style style:name="P13" style:family="paragraph" style:parent-style-name="Standard">
      <style:paragraph-properties fo:text-align="justify" style:justify-single-word="false"/>
      <style:text-properties style:font-name="Latin Modern Roman" fo:font-size="16pt" officeooo:rsid="00036e3a" officeooo:paragraph-rsid="001328c7" style:font-size-asian="16pt" style:font-size-complex="16pt"/>
    </style:style>
    <style:style style:name="P14" style:family="paragraph" style:parent-style-name="Standard">
      <style:paragraph-properties fo:text-align="start" style:justify-single-word="false"/>
      <style:text-properties fo:color="#00ffff" style:font-name="Latin Modern Roman" fo:font-size="16pt" style:text-underline-style="solid" style:text-underline-width="auto" style:text-underline-color="font-color" fo:font-weight="bold" officeooo:rsid="00065da0" officeooo:paragraph-rsid="001328c7" style:font-size-asian="16pt" style:font-weight-asian="bold" style:font-size-complex="16pt" style:font-weight-complex="bold"/>
    </style:style>
    <style:style style:name="P15" style:family="paragraph" style:parent-style-name="Standard">
      <style:paragraph-properties fo:text-align="end" style:justify-single-word="false"/>
      <style:text-properties style:font-name="Latin Modern Roman Unslanted" fo:font-size="40pt" fo:font-weight="bold" officeooo:rsid="00065da0" officeooo:paragraph-rsid="001328c7" style:font-size-asian="40pt" style:font-weight-asian="bold" style:font-size-complex="40pt" style:font-weight-complex="bold"/>
    </style:style>
    <style:style style:name="P16" style:family="paragraph" style:parent-style-name="Standard">
      <style:paragraph-properties fo:text-align="end" style:justify-single-word="false"/>
      <style:text-properties style:font-name="Latin Modern Roman Unslanted" fo:font-size="32pt" fo:font-weight="bold" officeooo:rsid="00065da0" officeooo:paragraph-rsid="001328c7" style:font-size-asian="32pt" style:font-weight-asian="bold" style:font-size-complex="32pt" style:font-weight-complex="bold"/>
    </style:style>
    <style:style style:name="T1" style:family="text">
      <style:text-properties officeooo:rsid="00065da0"/>
    </style:style>
    <style:style style:name="T2" style:family="text">
      <style:text-properties fo:color="#000000"/>
    </style:style>
    <style:style style:name="T3" style:family="text">
      <style:text-properties fo:color="#006600" officeooo:rsid="00085367"/>
    </style:style>
    <style:style style:name="T4" style:family="text">
      <style:text-properties fo:color="#ff0000" officeooo:rsid="00085367"/>
    </style:style>
    <style:style style:name="T5" style:family="text">
      <style:text-properties fo:color="#cc00cc" officeooo:rsid="00085367"/>
    </style:style>
    <style:style style:name="T6" style:family="text">
      <style:text-properties fo:color="#0000cc" officeooo:rsid="00085367"/>
    </style:style>
    <style:style style:name="T7" style:family="text">
      <style:text-properties officeooo:rsid="00085367"/>
    </style:style>
    <style:style style:name="T8" style:family="text">
      <style:text-properties fo:color="#990099" fo:font-size="40pt" officeooo:rsid="00085367" style:font-size-asian="40pt" style:font-size-complex="40pt"/>
    </style:style>
    <style:style style:name="T9" style:family="text">
      <style:text-properties fo:color="#996633" fo:font-size="40pt" officeooo:rsid="00085367" style:font-size-asian="40pt" style:font-size-complex="40pt"/>
    </style:style>
    <style:style style:name="T10" style:family="text">
      <style:text-properties fo:color="#66cc99" fo:font-size="40pt" officeooo:rsid="00085367" style:font-size-asian="40pt" style:font-size-complex="40pt"/>
    </style:style>
    <style:style style:name="T11" style:family="text">
      <style:text-properties fo:font-size="40pt" officeooo:rsid="00085367" style:font-size-asian="40pt" style:font-size-complex="40pt"/>
    </style:style>
    <style:style style:name="T12" style:family="text">
      <style:text-properties fo:color="#6600cc" fo:font-size="40pt" officeooo:rsid="00085367" style:font-size-asian="40pt" style:font-size-complex="40pt"/>
    </style:style>
    <style:style style:name="T13" style:family="text">
      <style:text-properties fo:color="#00cc00" fo:font-size="40pt" officeooo:rsid="00085367" style:font-size-asian="40pt" style:font-size-complex="40pt"/>
    </style:style>
    <style:style style:name="T14" style:family="text">
      <style:text-properties fo:color="#000099" fo:font-size="40pt" officeooo:rsid="00085367" style:font-size-asian="40pt" style:font-size-complex="40pt"/>
    </style:style>
    <style:style style:name="T15" style:family="text">
      <style:text-properties fo:color="#99cc66" fo:font-size="40pt" officeooo:rsid="00085367" style:font-size-asian="40pt" style:font-size-complex="40pt"/>
    </style:style>
    <style:style style:name="T16" style:family="text">
      <style:text-properties fo:color="#dd4814" fo:font-size="40pt" officeooo:rsid="00085367" style:font-size-asian="40pt" style:font-size-complex="40pt"/>
    </style:style>
    <style:style style:name="T17" style:family="text">
      <style:text-properties fo:color="#dd4814" fo:font-size="38pt" officeooo:rsid="00085367" style:font-size-asian="38pt" style:font-size-complex="38pt"/>
    </style:style>
    <style:style style:name="T18" style:family="text">
      <style:text-properties fo:color="#dd4814" officeooo:rsid="00085367"/>
    </style:style>
    <style:style style:name="T19" style:family="text">
      <style:text-properties fo:font-weight="normal" officeooo:rsid="0010dfee" style:font-weight-asian="normal" style:font-weight-complex="normal"/>
    </style:style>
    <style:style style:name="T20" style:family="text">
      <style:text-properties officeooo:rsid="0012a354"/>
    </style:style>
    <style:style style:name="T21" style:family="text">
      <style:text-properties officeooo:rsid="000fa81a"/>
    </style:style>
    <style:style style:name="T22" style:family="text">
      <style:text-properties officeooo:rsid="001328c7"/>
    </style:style>
    <style:style style:name="T23" style:family="text">
      <style:text-properties fo:font-size="16pt" officeooo:rsid="001328c7"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llege of Engineering Guindy</text:p>
      <text:p text:style-name="P5">Anna University</text:p>
      <text:p text:style-name="P6">Depart<text:span text:style-name="T1">ment of Information Science and Technology</text:span></text:p>
      <text:p text:style-name="P7"><text:tab/></text:p>
      <text:p text:style-name="P2">Future Enhancement</text:p>
      <text:p text:style-name="P14"><text:span text:style-name="T2"><text:s text:c="76"/></text:span><text:s text:c="5"/></text:p>
      <text:p text:style-name="P8">TITLE:</text:p>
      <text:p text:style-name="P15"><text:span text:style-name="T3">H</text:span><text:span text:style-name="T4">a</text:span><text:span text:style-name="T5">p</text:span><text:span text:style-name="T6">p</text:span><text:span text:style-name="T4">y</text:span><text:span text:style-name="T7"> <text:s text:c="13"/></text:span></text:p>
      <text:p text:style-name="P16"><text:span text:style-name="T8">C</text:span><text:span text:style-name="T9">o</text:span><text:span text:style-name="T10">d</text:span><text:span text:style-name="T11">i</text:span><text:span text:style-name="T12">n</text:span><text:span text:style-name="T13">g</text:span><text:span text:style-name="T14">!</text:span><text:span text:style-name="T15">!</text:span><text:span text:style-name="T16">!</text:span><text:span text:style-name="T17"> </text:span><text:span text:style-name="T18"><text:s text:c="3"/></text:span><text:span text:style-name="T7"><text:s text:c="4"/></text:span></text:p>
      <text:p text:style-name="P8"/>
      <text:p text:style-name="P8"/>
      <text:p text:style-name="P9"><text:s text:c="19"/></text:p>
      <text:p text:style-name="P9"/>
      <text:p text:style-name="P9"/>
      <text:p text:style-name="P9"/>
      <text:p text:style-name="P9"><text:s text:c="24"/>BY</text:p>
      <text:p text:style-name="P10"><text:tab/><text:tab/><text:tab/><text:tab/><text:tab/><text:tab/> <text:s text:c="4"/><text:span text:style-name="T19">(B.Tech IT – III year)</text:span></text:p>
      <text:p text:style-name="P11">Ajitaa Jagan<text:span text:style-name="T20">n</text:span>athan – 2015115004</text:p>
      <text:p text:style-name="P11">Saravanan Rajendran – 2015115048</text:p>
      <text:p text:style-name="P11">Sshreya .K.<text:span text:style-name="T20">Y</text:span> - 2015115115</text:p>
      <text:p text:style-name="P12"><text:tab/><text:tab/><text:tab/><text:tab/></text:p>
      <text:p text:style-name="P11"><text:soft-page-break/><text:tab/><text:tab/><text:tab/><text:tab/><text:tab/> <text:s text:c="2"/><text:span text:style-name="T21"><text:s/></text:span></text:p>
      <text:p text:style-name="P12"/>
      <text:h text:style-name="P3" text:outline-level="1"><text:span text:style-name="T22">Future enhancement</text:span>:</text:h>
      <text:p text:style-name="P4"><text:tab/><text:span text:style-name="T23">The enhancements that can be made to the 'Happy Coding' project are :-</text:span></text:p>
      <text:p text:style-name="P13"><text:span text:style-name="T22">i) The error which is detected and whose solution is found can be also be corrected directly <text:s/>in the code rather than the programmer correcting the error himself/herself. Since the time taken by the programmer to understand the error and read the cause of it and correct it takes a lot of time. If the error causing line is corrected automatically then time is conserved as the error is corrected in a correct and fastt manner.</text:span></text:p>
      <text:p text:style-name="P13"><text:span text:style-name="T22">ii) This plugin which enables in detection and solution of errors must be made more generic to different text editors rather than it being specific only to sublime as programmers may use other text editors such as vim, komodo, notepad++, etc. So those who use other editors will be forced to use sublime to use the 'happy coding' feature, thus enabling the plugin in other text editors will help wide range of programmers use this feature in the text editor of their choice.</text:span></text:p>
      <text:p text:style-name="P13"><text:span text:style-name="T22">Iii) The error detection can be made more dynamic, (i.e) the error can be detected and notified to the user as and when an error is encountered rather than compiling the whole code and detecting errors from the compiled code. Only after the code is compiled are the errors and their solutions generated, if the errors are detected while the code is being typed the correction mechanism would be made quicker.</text:span></text:p>
      <text:p text:style-name="P13"><text:span text:style-name="T22">iv) The GUI can be made more attractive to the user by making the solutions to the errors appear in colourful pop up windows, as they can catch the programmers attention.⁠⁠⁠⁠</text:sp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atin Modern Math" svg:font-family="'Latin Modern Math'" style:font-pitch="variable"/>
    <style:font-face style:name="Latin Modern Roman" svg:font-family="'Latin Modern Roman'" style:font-pitch="variable"/>
    <style:font-face style:name="Latin Modern Roman Unslanted" svg:font-family="'Latin Modern Roman Unslant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0T21:58:58.915435515</meta:creation-date>
    <dc:date>2017-09-10T22:02:35.660449780</dc:date>
    <meta:editing-duration>PT3M37S</meta:editing-duration>
    <meta:editing-cycles>1</meta:editing-cycles>
    <meta:document-statistic meta:table-count="0" meta:image-count="0" meta:object-count="0" meta:page-count="2" meta:paragraph-count="23" meta:word-count="312" meta:character-count="1987" meta:non-whitespace-character-count="1520"/>
    <meta:generator>LibreOffice/5.1.6.2$Linux_X86_64 LibreOffice_project/10m0$Build-2</meta:generator>
  </office:meta>
</office:document-meta>
</file>